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5"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6"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672e22" officeooo:paragraph-rsid="00672e22" style:font-name-asian="Noto Serif CJK SC" style:font-size-asian="12pt" style:font-weight-asian="normal" style:font-name-complex="Times New Roman1" style:font-size-complex="12pt" style:font-weight-complex="normal"/>
    </style:style>
    <style:style style:name="P7" style:family="paragraph" style:parent-style-name="Standard">
      <style:paragraph-properties fo:line-height="200%" fo:hyphenation-ladder-count="no-limit"/>
      <style:text-properties officeooo:paragraph-rsid="00672e22" fo:hyphenate="false" fo:hyphenation-remain-char-count="2" fo:hyphenation-push-char-count="2" loext:hyphenation-no-caps="false"/>
    </style:style>
    <style:style style:name="P8" style:family="paragraph" style:parent-style-name="Standard">
      <style:paragraph-properties fo:line-height="200%" fo:hyphenation-ladder-count="no-limit"/>
      <style:text-properties officeooo:paragraph-rsid="006a53aa" fo:hyphenate="false" fo:hyphenation-remain-char-count="2" fo:hyphenation-push-char-count="2" loext:hyphenation-no-caps="false"/>
    </style:style>
    <style:style style:name="P9" style:family="paragraph" style:parent-style-name="Standard">
      <style:paragraph-properties fo:line-height="200%" fo:text-align="start" style:justify-single-word="false" fo:hyphenation-ladder-count="no-limit"/>
      <style:text-properties officeooo:paragraph-rsid="006ae4ef" fo:hyphenate="false" fo:hyphenation-remain-char-count="2" fo:hyphenation-push-char-count="2" loext:hyphenation-no-caps="false"/>
    </style:style>
    <style:style style:name="P10" style:family="paragraph" style:parent-style-name="Standard">
      <style:paragraph-properties fo:line-height="200%" fo:hyphenation-ladder-count="no-limit" fo:break-before="page"/>
      <style:text-properties officeooo:paragraph-rsid="00672e22" fo:hyphenate="false" fo:hyphenation-remain-char-count="2" fo:hyphenation-push-char-count="2" loext:hyphenation-no-caps="false"/>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eb0fc" style:font-name-complex="Times New Roman1"/>
    </style:style>
    <style:style style:name="T7" style:family="text">
      <style:text-properties style:font-name="Times New Roman" officeooo:rsid="00672e22" style:font-name-complex="Times New Roman1"/>
    </style:style>
    <style:style style:name="T8" style:family="text">
      <style:text-properties style:font-name="Times New Roman" fo:font-size="11pt" fo:font-weight="bold" officeooo:rsid="0066bb5a" style:font-size-asian="11pt" style:font-weight-asian="bold" style:font-name-complex="Times New Roman1" style:font-size-complex="11pt" style:font-weight-complex="bold"/>
    </style:style>
    <style:style style:name="T9" style:family="text">
      <style:text-properties style:font-name="Times New Roman" fo:font-size="11pt" fo:font-weight="normal" officeooo:rsid="006ae4ef" style:font-size-asian="11pt" style:font-weight-asian="normal" style:font-name-complex="Times New Roman1" style:font-size-complex="11pt" style:font-weight-complex="normal"/>
    </style:style>
    <style:style style:name="T10" style:family="text">
      <style:text-properties officeooo:rsid="00549fcc"/>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style:font-size-asian="11pt" style:font-size-complex="11pt"/>
    </style:style>
    <style:style style:name="T13" style:family="text">
      <style:text-properties fo:font-size="11pt" officeooo:rsid="0068554b" style:font-size-asian="11pt" style:font-size-complex="11pt"/>
    </style:style>
    <style:style style:name="T14" style:family="text">
      <style:text-properties fo:font-size="11pt" officeooo:rsid="0069ca74" style:font-size-asian="11pt" style:font-size-complex="11pt"/>
    </style:style>
    <style:style style:name="T15" style:family="text">
      <style:text-properties fo:font-size="11pt" officeooo:rsid="006a53aa" style:font-size-asian="11pt" style:font-size-complex="11pt"/>
    </style:style>
    <style:style style:name="T16" style:family="text">
      <style:text-properties fo:font-size="11pt" officeooo:rsid="006ae4ef" style:font-size-asian="11pt" style:font-size-complex="11pt"/>
    </style:style>
    <style:style style:name="T17" style:family="text">
      <style:text-properties fo:font-size="11pt" officeooo:rsid="006b43bc"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6" text:outline-level="1"><text:span text:style-name="T10">P</text:span>roduction Turnover Report</text:h>
      <text:p text:style-name="P5"/>
      <text:p text:style-name="P1">Michael Surdek</text:p>
      <text:p text:style-name="P1">Southern New Hampshire University</text:p>
      <text:p text:style-name="P4"><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3"><text:span text:style-name="T3">Professor </text:span><text:span text:style-name="T5">Arman Kanooni</text:span></text:p>
      <text:p text:style-name="P2"><text:span text:style-name="T6">October</text:span><text:span text:style-name="T5"> </text:span><text:span text:style-name="T7">16</text:span><text:span text:style-name="T1">, 202</text:span><text:span text:style-name="T4">2</text:span></text:p>
      <text:p text:style-name="P10"><text:span text:style-name="T11">Date:</text:span><text:span text:style-name="T12"> </text:span><text:bookmark text:name="_GoBack"/><text:span text:style-name="T13">10/16/2022</text:span></text:p>
      <text:p text:style-name="P7"><text:span text:style-name="T13"/></text:p>
      <text:p text:style-name="P7"><text:span text:style-name="T11">Business Department:</text:span><text:span text:style-name="T12"> </text:span><text:span text:style-name="T13">Customer Retention</text:span></text:p>
      <text:p text:style-name="P7"><text:span text:style-name="T13"/></text:p>
      <text:p text:style-name="P7"><text:span text:style-name="T11">Project Name:</text:span><text:span text:style-name="T12"> </text:span><text:span text:style-name="T13">At-Risk Customer Identification</text:span></text:p>
      <text:p text:style-name="P7"><text:span text:style-name="T13"/></text:p>
      <text:p text:style-name="P7"><text:span text:style-name="T11">Project Description:</text:span><text:span text:style-name="T12"> </text:span><text:span text:style-name="T14">This project is intended to combat the recent increase in churn within GE’s healthcare IT service. This goal will be accomplished by mining historical customer data to identify causes and signals of churn that can be applied to predict whether or not a current customer is likely churn. Information from these predictions will then be utilized by the customer retention team to proactively reach out to at-risk customers </text:span><text:span text:style-name="T15">offering</text:span><text:span text:style-name="T14"> resoultions to their problems </text:span><text:span text:style-name="T15">or potential discounts </text:span><text:span text:style-name="T14">with the hope of saving their business and recurring revenue.</text:span></text:p>
      <text:p text:style-name="P7"><text:span text:style-name="T14"/></text:p>
      <text:p text:style-name="P8"><text:span text:style-name="T11">Model Baselines:</text:span><text:span text:style-name="T12"> </text:span><text:span text:style-name="T15">Based on a pilot study as well as additional evaluation during the development of the predictive model, it will be possible to predict whether or not a current customer will churn with over 70% accuracy. Considering the expectation that 80% of customers will not churn in the near future, the model’s overall accuracy is less important than it’s performance when it comes to positive predictions. Two key baselines <text:s/>will be precision, or the proportion of positive predictions that are truly accurate, and recall, or the proportion of customers who truly churn that are predicted as such. Both precision and recall should fall in the range of 40-50%, which would be significant improvements over randomly guessing customers that may churn.</text:span></text:p>
      <text:p text:style-name="P8"><text:span text:style-name="T15"/></text:p>
      <text:p text:style-name="P8"><text:span text:style-name="T11">Model Performance:</text:span><text:span text:style-name="T12"> </text:span><text:span text:style-name="T15">The customer data provided </text:span><text:span text:style-name="T16">for this project served as an excellent source and should continue to do so as the model is deployed and data volume increases significantly. There were many variables that had direct relationships with customers who do or do not churn, such as low minutes, type of usage, region of the US, and whether they travel or have children. Some were not included in the final model. In fact, only 13 of the 60+ original fields are currently utilized. For this reason, it will be important to continual</text:span><text:span text:style-name="T17">l</text:span><text:span text:style-name="T16">y review the model’s performance and make attempts to improve it. This may involve including or excluding fields that were </text:span><text:soft-page-break/><text:span text:style-name="T16">previously considered otherwise, or possibly sourcing or engineering new data as the reasons for churn become better understood.</text:span></text:p>
      <text:p text:style-name="P7"><text:span text:style-name="T12"/></text:p>
      <text:p text:style-name="P9"><text:span text:style-name="T8">Comments: </text:span><text:span text:style-name="T9">When the model is in production, it’s predictions will be displayed to the customer retention team so that they can proactively reach out to the customers who are the most at-risk of churning. This can be integrated into GE’s customer relationship management software so that outreach can be prioritized and tracked. Ideally, on a weekly basis, the customer retention team will receive a list of the customers who are most likely to churn, their contact information, and the reasons why it is believed they may churn. The exact number of customers who are identfied will be determined by the call load that the team can handle. Additionally, when the team receives a phone call or communication from any customer, the CRM can include whether their likelihood of churn is high, moderate, or low. This will help the team inform the purpose and objective of each customer touchpoi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10-14T21:22:31.573477596</dc:date>
    <meta:editing-duration>PT4H25M54S</meta:editing-duration>
    <meta:editing-cycles>27</meta:editing-cycles>
    <meta:generator>LibreOffice/6.4.7.2$Linux_X86_64 LibreOffice_project/40$Build-2</meta:generator>
    <meta:document-statistic meta:table-count="0" meta:image-count="0" meta:object-count="0" meta:page-count="3" meta:paragraph-count="13" meta:word-count="519" meta:character-count="3250" meta:non-whitespace-character-count="2743"/>
  </office:meta>
</office:document-meta>
</file>